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f1909" officeooo:paragraph-rsid="001f1909"/>
    </style:style>
    <style:style style:name="P2" style:family="paragraph" style:parent-style-name="Standard">
      <style:text-properties officeooo:rsid="001f1909" officeooo:paragraph-rsid="001f592a"/>
    </style:style>
    <style:style style:name="P3" style:family="paragraph" style:parent-style-name="Standard">
      <style:text-properties officeooo:rsid="001fda0b" officeooo:paragraph-rsid="001fda0b"/>
    </style:style>
    <style:style style:name="P4" style:family="paragraph" style:parent-style-name="Standard">
      <style:text-properties officeooo:rsid="001fda0b" officeooo:paragraph-rsid="002262b2"/>
    </style:style>
    <style:style style:name="P5" style:family="paragraph" style:parent-style-name="Standard">
      <style:text-properties officeooo:rsid="00215142" officeooo:paragraph-rsid="00215142"/>
    </style:style>
    <style:style style:name="P6" style:family="paragraph" style:parent-style-name="Standard">
      <style:text-properties officeooo:rsid="002262b2" officeooo:paragraph-rsid="002262b2"/>
    </style:style>
    <style:style style:name="P7" style:family="paragraph" style:parent-style-name="Standard">
      <style:text-properties officeooo:rsid="00235a40" officeooo:paragraph-rsid="00235a40"/>
    </style:style>
    <style:style style:name="P8" style:family="paragraph" style:parent-style-name="Standard">
      <style:text-properties officeooo:rsid="002425fe" officeooo:paragraph-rsid="002425fe"/>
    </style:style>
    <style:style style:name="P9" style:family="paragraph" style:parent-style-name="Standard">
      <style:text-properties officeooo:rsid="002442f2" officeooo:paragraph-rsid="002442f2"/>
    </style:style>
    <style:style style:name="P10" style:family="paragraph" style:parent-style-name="Standard">
      <style:text-properties officeooo:rsid="002a1f53" officeooo:paragraph-rsid="002a1f53"/>
    </style:style>
    <style:style style:name="P11" style:family="paragraph" style:parent-style-name="Standard">
      <style:text-properties officeooo:rsid="002c05ed" officeooo:paragraph-rsid="002c05ed"/>
    </style:style>
    <style:style style:name="P12" style:family="paragraph" style:parent-style-name="Standard">
      <style:text-properties officeooo:rsid="002c05ed" officeooo:paragraph-rsid="002c3cd0"/>
    </style:style>
    <style:style style:name="P13" style:family="paragraph" style:parent-style-name="Standard">
      <style:text-properties officeooo:rsid="002e0d2b" officeooo:paragraph-rsid="002e0d2b"/>
    </style:style>
    <style:style style:name="P14" style:family="paragraph" style:parent-style-name="Standard">
      <style:text-properties officeooo:rsid="0026ce97" officeooo:paragraph-rsid="0026ce97"/>
    </style:style>
    <style:style style:name="P15" style:family="paragraph" style:parent-style-name="Standard">
      <style:text-properties officeooo:rsid="002ffa77" officeooo:paragraph-rsid="002ffa77"/>
    </style:style>
    <style:style style:name="P16" style:family="paragraph" style:parent-style-name="Standard">
      <style:text-properties fo:font-weight="bold" officeooo:rsid="001e8cd8" officeooo:paragraph-rsid="001e8cd8" style:font-weight-asian="bold" style:font-weight-complex="bold"/>
    </style:style>
    <style:style style:name="T1" style:family="text">
      <style:text-properties officeooo:rsid="001f1909"/>
    </style:style>
    <style:style style:name="T2" style:family="text">
      <style:text-properties officeooo:rsid="001f592a"/>
    </style:style>
    <style:style style:name="T3" style:family="text">
      <style:text-properties fo:color="#ff0000"/>
    </style:style>
    <style:style style:name="T4" style:family="text">
      <style:text-properties officeooo:rsid="002262b2"/>
    </style:style>
    <style:style style:name="T5" style:family="text">
      <style:text-properties officeooo:rsid="002c05ed"/>
    </style:style>
    <style:style style:name="T6" style:family="text">
      <style:text-properties officeooo:rsid="002c3cd0"/>
    </style:style>
    <style:style style:name="T7" style:family="text">
      <style:text-properties officeooo:rsid="002fc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</text:h>
      <text:p text:style-name="P16">实例<text:span text:style-name="T1">：</text:span></text:p>
      <text:p text:style-name="P1">1.写入HTML输出</text:p>
      <text:p text:style-name="P1">document.write("&lt;h1&gt;This is heading!&lt;/h1&gt;")<text:span text:style-name="T2">；</text:span></text:p>
      <text:p text:style-name="P2">document.write("&lt;p&gt;This is <text:span text:style-name="T2">paragraph</text:span>!&lt;/<text:span text:style-name="T2">p</text:span>&gt;");</text:p>
      <text:p text:style-name="P3">只能在HTML输出中使用，如果文档加载后使用该方法会覆盖整个文档。</text:p>
      <text:p text:style-name="P3"/>
      <text:p text:style-name="P3">2.对事件作出反应</text:p>
      <text:p text:style-name="P3">&lt;button type="button" <text:span text:style-name="T3">onclick</text:span>="alert('Welcome!')"&gt;点击这里&lt;/button&gt;</text:p>
      <text:p text:style-name="P3"/>
      <text:p text:style-name="P3">3.改变HTML内容</text:p>
      <text:p text:style-name="P3">x=document.getElementById("demo");//查找元素</text:p>
      <text:p text:style-name="P3"><text:span text:style-name="T3">x.innerHTML</text:span>="Hello JavaScript!";//改变内容</text:p>
      <text:p text:style-name="P3">document.getElementById("id")方法是HTML DOM（文档对象模型）中定义的，是访问HTML元素的正是W3C标准。</text:p>
      <text:p text:style-name="P3"/>
      <text:p text:style-name="P3">4.改变HTML图像</text:p>
      <text:p text:style-name="P9">&lt;body&gt;</text:p>
      <text:p text:style-name="P8">&lt;script&gt;</text:p>
      <text:p text:style-name="P7">function changeimage(){</text:p>
      <text:p text:style-name="P4">x=document.getElementById(<text:span text:style-name="T4">'myimage'</text:span>);//查找元素</text:p>
      <text:p text:style-name="P6">if(element.src.match("bulbon"){</text:p>
      <text:p text:style-name="P6"><text:tab/>element.src="/i/eg_bulboff.gif";</text:p>
      <text:p text:style-name="P6">}</text:p>
      <text:p text:style-name="P6">else{</text:p>
      <text:p text:style-name="P6"><text:tab/>element.src="/i/eg_bulbon.gif";</text:p>
      <text:p text:style-name="P8">}</text:p>
      <text:p text:style-name="P7">}</text:p>
      <text:p text:style-name="P8">&lt;/script&gt;</text:p>
      <text:p text:style-name="P8">&lt;img id="myimage" onclick="changeimage()" src="/i/eg_bulboff.gif"&gt;</text:p>
      <text:p text:style-name="P8">&lt;p&gt;点亮/熄灭灯泡&lt;/p&gt;</text:p>
      <text:p text:style-name="P9">&lt;/body&gt;</text:p>
      <text:p text:style-name="P9"/>
      <text:p text:style-name="P3">5.改变HTML样式</text:p>
      <text:p text:style-name="P3">x=document.getElementById("demo");//查找元素</text:p>
      <text:p text:style-name="P3"><text:span text:style-name="T3">x.style.color</text:span>="#ff000";//改变样式</text:p>
      <text:p text:style-name="P3"/>
      <text:p text:style-name="P5">6.验证输入</text:p>
      <text:p text:style-name="P10">&lt;body&gt;</text:p>
      <text:p text:style-name="P10">&lt;input id = "demo" type="text"&gt;</text:p>
      <text:p text:style-name="P10">&lt;script&gt;</text:p>
      <text:p text:style-name="P10"><text:tab/>function my<text:span text:style-name="T5">Function(){</text:span></text:p>
      <text:p text:style-name="P11"><text:tab/><text:tab/>var x = document.getElementById("demo").value;</text:p>
      <text:p text:style-name="P12"><text:tab/><text:tab/><text:span text:style-name="T6">if(x==""||isNaN(x))</text:span></text:p>
      <text:p text:style-name="P12"><text:tab/><text:tab/><text:span text:style-name="T6">{</text:span></text:p>
      <text:p text:style-name="P12"><text:tab/><text:tab/><text:tab/><text:span text:style-name="T6">alert("Not Numeric");</text:span></text:p>
      <text:p text:style-name="P12"><text:tab/><text:tab/><text:tab/><text:span text:style-name="T6">}</text:span><text:tab/><text:tab/></text:p>
      <text:p text:style-name="P11"><text:tab/>}</text:p>
      <text:p text:style-name="P10">&lt;/script&gt;</text:p>
      <text:p text:style-name="P13">&lt;button type="button" onclick="myFunction()"&gt;点这里&lt;/button&gt;</text:p>
      <text:p text:style-name="P10"><text:soft-page-break/>&lt;/body&gt;</text:p>
      <text:p text:style-name="P14"/>
      <text:p text:style-name="P14">7.脚本可以位于<text:span text:style-name="T7">&lt;body&gt;或者&lt;head&gt;部分，也可以同时位于两个部分。建议把函数放入&lt;head&gt;部分中或者页面底部，避免干扰到页面内容。脚本也可以保存在外部文件（.js格式）中，外部文件通常包含多个网页使用的代码。使用时在&lt;script&gt;标签的src属性中设置。</text:span></text:p>
      <text:p text:style-name="P15">&lt;script src="myScript.js"&gt;&lt;/script&gt;</text:p>
      <text:p text:style-name="P14"/>
      <text:p text:style-name="P14"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文泉驿点阵正黑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1:49:13.960374714</meta:creation-date>
    <dc:date>2016-03-16T09:35:51.250205369</dc:date>
    <meta:editing-duration>PT2H36M7S</meta:editing-duration>
    <meta:editing-cycles>23</meta:editing-cycles>
    <meta:generator>LibreOffice/4.1.4.2$Linux_X86_64 LibreOffice_project/410$Build-2</meta:generator>
    <meta:document-statistic meta:table-count="0" meta:image-count="0" meta:object-count="0" meta:page-count="2" meta:paragraph-count="48" meta:word-count="307" meta:character-count="1164" meta:non-whitespace-character-count="1122"/>
  </office:meta>
</office:document-meta>
</file>